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39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90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0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our system sentence_thro</text:p>
          </table:table-cell>
          <table:table-cell office:value-type="string" calcext:value-type="string">
            <text:p>calais sent_thro</text:p>
          </table:table-cell>
          <table:table-cell office:value-type="string" calcext:value-type="string">
            <text:p>ritter_sent_thro</text:p>
          </table:table-cell>
          <table:table-cell office:value-type="string" calcext:value-type="string">
            <text:p>stanford_sent_thro</text:p>
          </table:table-cell>
          <table:table-cell table:number-columns-repeated="2"/>
          <table:table-cell office:value-type="string" calcext:value-type="string">
            <text:p>Our-calais</text:p>
          </table:table-cell>
          <table:table-cell office:value-type="string" calcext:value-type="string">
            <text:p>Our-ritter</text:p>
          </table:table-cell>
          <table:table-cell office:value-type="string" calcext:value-type="string">
            <text:p>Our-stanford</text:p>
          </table:table-cell>
        </table:table-row>
        <table:table-row table:style-name="ro1">
          <table:table-cell office:value-type="float" office:value="1082.7956538044" calcext:value-type="float">
            <text:p>1082.7956538044</text:p>
          </table:table-cell>
          <table:table-cell office:value-type="float" office:value="83.5613470219" calcext:value-type="float">
            <text:p>83.5613470219</text:p>
          </table:table-cell>
          <table:table-cell office:value-type="float" office:value="282.5355908803" calcext:value-type="float">
            <text:p>282.5355908803</text:p>
          </table:table-cell>
          <table:table-cell office:value-type="float" office:value="0.7847898245" calcext:value-type="float">
            <text:p>0.7847898245</text:p>
          </table:table-cell>
          <table:table-cell table:number-columns-repeated="2"/>
          <table:table-cell table:formula="of:=SUM([.A2]-[.B2])" office:value-type="float" office:value="999.2343067825" calcext:value-type="float">
            <text:p>999.2343067825</text:p>
          </table:table-cell>
          <table:table-cell table:style-name="ce1" table:formula="of:=SUM([.A2]-[.C2])" office:value-type="float" office:value="800.2600629241" calcext:value-type="float">
            <text:p>800.2600629241</text:p>
          </table:table-cell>
          <table:table-cell table:style-name="ce1" table:formula="of:=SUM([.A2]-[.D2])" office:value-type="float" office:value="1082.0108639799" calcext:value-type="float">
            <text:p>1082.0108639799</text:p>
          </table:table-cell>
        </table:table-row>
        <table:table-row table:style-name="ro1">
          <table:table-cell office:value-type="float" office:value="1050.6432401884" calcext:value-type="float">
            <text:p>1050.6432401884</text:p>
          </table:table-cell>
          <table:table-cell office:value-type="float" office:value="86.1817237598" calcext:value-type="float">
            <text:p>86.1817237598</text:p>
          </table:table-cell>
          <table:table-cell office:value-type="float" office:value="286.9383684093" calcext:value-type="float">
            <text:p>286.9383684093</text:p>
          </table:table-cell>
          <table:table-cell office:value-type="float" office:value="0.7890123589" calcext:value-type="float">
            <text:p>0.7890123589</text:p>
          </table:table-cell>
          <table:table-cell table:number-columns-repeated="2"/>
          <table:table-cell table:formula="of:=SUM([.A3]-[.B3])" office:value-type="float" office:value="964.4615164286" calcext:value-type="float">
            <text:p>964.4615164286</text:p>
          </table:table-cell>
          <table:table-cell table:style-name="ce1" table:formula="of:=SUM([.A3]-[.C3])" office:value-type="float" office:value="763.7048717791" calcext:value-type="float">
            <text:p>763.7048717791</text:p>
          </table:table-cell>
          <table:table-cell table:style-name="ce1" table:formula="of:=SUM([.A3]-[.D3])" office:value-type="float" office:value="1049.8542278295" calcext:value-type="float">
            <text:p>1049.8542278295</text:p>
          </table:table-cell>
        </table:table-row>
        <table:table-row table:style-name="ro1">
          <table:table-cell office:value-type="float" office:value="1053.7217456599" calcext:value-type="float">
            <text:p>1053.7217456599</text:p>
          </table:table-cell>
          <table:table-cell office:value-type="float" office:value="91.4628130584" calcext:value-type="float">
            <text:p>91.4628130584</text:p>
          </table:table-cell>
          <table:table-cell office:value-type="float" office:value="304.265311919" calcext:value-type="float">
            <text:p>304.265311919</text:p>
          </table:table-cell>
          <table:table-cell office:value-type="float" office:value="0.7931519113" calcext:value-type="float">
            <text:p>0.7931519113</text:p>
          </table:table-cell>
          <table:table-cell table:number-columns-repeated="2"/>
          <table:table-cell table:formula="of:=SUM([.A4]-[.B4])" office:value-type="float" office:value="962.2589326015" calcext:value-type="float">
            <text:p>962.2589326015</text:p>
          </table:table-cell>
          <table:table-cell table:style-name="ce1" table:formula="of:=SUM([.A4]-[.C4])" office:value-type="float" office:value="749.4564337409" calcext:value-type="float">
            <text:p>749.4564337409</text:p>
          </table:table-cell>
          <table:table-cell table:style-name="ce1" table:formula="of:=SUM([.A4]-[.D4])" office:value-type="float" office:value="1052.9285937486" calcext:value-type="float">
            <text:p>1052.9285937486</text:p>
          </table:table-cell>
        </table:table-row>
        <table:table-row table:style-name="ro1">
          <table:table-cell office:value-type="float" office:value="1012.5515266169" calcext:value-type="float">
            <text:p>1012.5515266169</text:p>
          </table:table-cell>
          <table:table-cell office:value-type="float" office:value="89.9526238481" calcext:value-type="float">
            <text:p>89.9526238481</text:p>
          </table:table-cell>
          <table:table-cell office:value-type="float" office:value="304.7142461953" calcext:value-type="float">
            <text:p>304.7142461953</text:p>
          </table:table-cell>
          <table:table-cell office:value-type="float" office:value="0.7704950433" calcext:value-type="float">
            <text:p>0.7704950433</text:p>
          </table:table-cell>
          <table:table-cell table:number-columns-repeated="2"/>
          <table:table-cell table:formula="of:=SUM([.A5]-[.B5])" office:value-type="float" office:value="922.5989027688" calcext:value-type="float">
            <text:p>922.5989027688</text:p>
          </table:table-cell>
          <table:table-cell table:style-name="ce1" table:formula="of:=SUM([.A5]-[.C5])" office:value-type="float" office:value="707.8372804216" calcext:value-type="float">
            <text:p>707.8372804216</text:p>
          </table:table-cell>
          <table:table-cell table:style-name="ce1" table:formula="of:=SUM([.A5]-[.D5])" office:value-type="float" office:value="1011.7810315736" calcext:value-type="float">
            <text:p>1011.7810315736</text:p>
          </table:table-cell>
        </table:table-row>
        <table:table-row table:style-name="ro1">
          <table:table-cell office:value-type="float" office:value="1008.6493123934" calcext:value-type="float">
            <text:p>1008.6493123934</text:p>
          </table:table-cell>
          <table:table-cell office:value-type="float" office:value="86.8751099374" calcext:value-type="float">
            <text:p>86.8751099374</text:p>
          </table:table-cell>
          <table:table-cell office:value-type="float" office:value="307.9814362368" calcext:value-type="float">
            <text:p>307.9814362368</text:p>
          </table:table-cell>
          <table:table-cell office:value-type="float" office:value="0.7660793922" calcext:value-type="float">
            <text:p>0.7660793922</text:p>
          </table:table-cell>
          <table:table-cell table:number-columns-repeated="2"/>
          <table:table-cell table:formula="of:=SUM([.A6]-[.B6])" office:value-type="float" office:value="921.774202456" calcext:value-type="float">
            <text:p>921.774202456</text:p>
          </table:table-cell>
          <table:table-cell table:style-name="ce1" table:formula="of:=SUM([.A6]-[.C6])" office:value-type="float" office:value="700.6678761566" calcext:value-type="float">
            <text:p>700.6678761566</text:p>
          </table:table-cell>
          <table:table-cell table:style-name="ce1" table:formula="of:=SUM([.A6]-[.D6])" office:value-type="float" office:value="1007.8832330012" calcext:value-type="float">
            <text:p>1007.8832330012</text:p>
          </table:table-cell>
        </table:table-row>
        <table:table-row table:style-name="ro1">
          <table:table-cell office:value-type="float" office:value="989.9630010678" calcext:value-type="float">
            <text:p>989.9630010678</text:p>
          </table:table-cell>
          <table:table-cell office:value-type="float" office:value="92.2544695707" calcext:value-type="float">
            <text:p>92.2544695707</text:p>
          </table:table-cell>
          <table:table-cell office:value-type="float" office:value="307.7235153447" calcext:value-type="float">
            <text:p>307.7235153447</text:p>
          </table:table-cell>
          <table:table-cell office:value-type="float" office:value="0.771851223" calcext:value-type="float">
            <text:p>0.771851223</text:p>
          </table:table-cell>
          <table:table-cell table:number-columns-repeated="2"/>
          <table:table-cell table:formula="of:=SUM([.A7]-[.B7])" office:value-type="float" office:value="897.7085314971" calcext:value-type="float">
            <text:p>897.7085314971</text:p>
          </table:table-cell>
          <table:table-cell table:style-name="ce1" table:formula="of:=SUM([.A7]-[.C7])" office:value-type="float" office:value="682.2394857231" calcext:value-type="float">
            <text:p>682.2394857231</text:p>
          </table:table-cell>
          <table:table-cell table:style-name="ce1" table:formula="of:=SUM([.A7]-[.D7])" office:value-type="float" office:value="989.1911498448" calcext:value-type="float">
            <text:p>989.1911498448</text:p>
          </table:table-cell>
        </table:table-row>
        <table:table-row table:style-name="ro1">
          <table:table-cell office:value-type="float" office:value="952.6808602644" calcext:value-type="float">
            <text:p>952.6808602644</text:p>
          </table:table-cell>
          <table:table-cell office:value-type="float" office:value="95.2050934217" calcext:value-type="float">
            <text:p>95.2050934217</text:p>
          </table:table-cell>
          <table:table-cell office:value-type="float" office:value="303.0300608151" calcext:value-type="float">
            <text:p>303.0300608151</text:p>
          </table:table-cell>
          <table:table-cell office:value-type="float" office:value="0.7642034553" calcext:value-type="float">
            <text:p>0.7642034553</text:p>
          </table:table-cell>
          <table:table-cell table:number-columns-repeated="2"/>
          <table:table-cell table:formula="of:=SUM([.A8]-[.B8])" office:value-type="float" office:value="857.4757668427" calcext:value-type="float">
            <text:p>857.4757668427</text:p>
          </table:table-cell>
          <table:table-cell table:style-name="ce1" table:formula="of:=SUM([.A8]-[.C8])" office:value-type="float" office:value="649.6507994493" calcext:value-type="float">
            <text:p>649.6507994493</text:p>
          </table:table-cell>
          <table:table-cell table:style-name="ce1" table:formula="of:=SUM([.A8]-[.D8])" office:value-type="float" office:value="951.9166568091" calcext:value-type="float">
            <text:p>951.9166568091</text:p>
          </table:table-cell>
        </table:table-row>
        <table:table-row table:style-name="ro1">
          <table:table-cell office:value-type="float" office:value="913.4404472567" calcext:value-type="float">
            <text:p>913.4404472567</text:p>
          </table:table-cell>
          <table:table-cell office:value-type="float" office:value="97.7485665828" calcext:value-type="float">
            <text:p>97.7485665828</text:p>
          </table:table-cell>
          <table:table-cell office:value-type="float" office:value="298.1720040698" calcext:value-type="float">
            <text:p>298.1720040698</text:p>
          </table:table-cell>
          <table:table-cell office:value-type="float" office:value="0.7541908589" calcext:value-type="float">
            <text:p>0.7541908589</text:p>
          </table:table-cell>
          <table:table-cell table:number-columns-repeated="2"/>
          <table:table-cell table:formula="of:=SUM([.A9]-[.B9])" office:value-type="float" office:value="815.6918806739" calcext:value-type="float">
            <text:p>815.6918806739</text:p>
          </table:table-cell>
          <table:table-cell table:style-name="ce1" table:formula="of:=SUM([.A9]-[.C9])" office:value-type="float" office:value="615.2684431869" calcext:value-type="float">
            <text:p>615.2684431869</text:p>
          </table:table-cell>
          <table:table-cell table:style-name="ce1" table:formula="of:=SUM([.A9]-[.D9])" office:value-type="float" office:value="912.6862563978" calcext:value-type="float">
            <text:p>912.6862563978</text:p>
          </table:table-cell>
        </table:table-row>
        <table:table-row table:style-name="ro1">
          <table:table-cell office:value-type="float" office:value="877.5589883683" calcext:value-type="float">
            <text:p>877.5589883683</text:p>
          </table:table-cell>
          <table:table-cell office:value-type="float" office:value="99.7710068994" calcext:value-type="float">
            <text:p>99.7710068994</text:p>
          </table:table-cell>
          <table:table-cell office:value-type="float" office:value="293.5781982817" calcext:value-type="float">
            <text:p>293.5781982817</text:p>
          </table:table-cell>
          <table:table-cell office:value-type="float" office:value="0.7508384564" calcext:value-type="float">
            <text:p>0.7508384564</text:p>
          </table:table-cell>
          <table:table-cell table:number-columns-repeated="2"/>
          <table:table-cell table:formula="of:=SUM([.A10]-[.B10])" office:value-type="float" office:value="777.7879814689" calcext:value-type="float">
            <text:p>777.7879814689</text:p>
          </table:table-cell>
          <table:table-cell table:style-name="ce1" table:formula="of:=SUM([.A10]-[.C10])" office:value-type="float" office:value="583.9807900866" calcext:value-type="float">
            <text:p>583.9807900866</text:p>
          </table:table-cell>
          <table:table-cell table:style-name="ce1" table:formula="of:=SUM([.A10]-[.D10])" office:value-type="float" office:value="876.8081499119" calcext:value-type="float">
            <text:p>876.8081499119</text:p>
          </table:table-cell>
        </table:table-row>
        <table:table-row table:style-name="ro1">
          <table:table-cell office:value-type="float" office:value="850.7370345206" calcext:value-type="float">
            <text:p>850.7370345206</text:p>
          </table:table-cell>
          <table:table-cell office:value-type="float" office:value="101.1100325883" calcext:value-type="float">
            <text:p>101.1100325883</text:p>
          </table:table-cell>
          <table:table-cell office:value-type="float" office:value="290.6551030755" calcext:value-type="float">
            <text:p>290.6551030755</text:p>
          </table:table-cell>
          <table:table-cell office:value-type="float" office:value="0.7468438025" calcext:value-type="float">
            <text:p>0.7468438025</text:p>
          </table:table-cell>
          <table:table-cell table:number-columns-repeated="2"/>
          <table:table-cell table:formula="of:=SUM([.A11]-[.B11])" office:value-type="float" office:value="749.6270019323" calcext:value-type="float">
            <text:p>749.6270019323</text:p>
          </table:table-cell>
          <table:table-cell table:style-name="ce1" table:formula="of:=SUM([.A11]-[.C11])" office:value-type="float" office:value="560.0819314451" calcext:value-type="float">
            <text:p>560.0819314451</text:p>
          </table:table-cell>
          <table:table-cell table:style-name="ce1" table:formula="of:=SUM([.A11]-[.D11])" office:value-type="float" office:value="849.9901907181" calcext:value-type="float">
            <text:p>849.9901907181</text:p>
          </table:table-cell>
        </table:table-row>
        <table:table-row table:style-name="ro1">
          <table:table-cell office:value-type="float" office:value="838.5608943759" calcext:value-type="float">
            <text:p>838.5608943759</text:p>
          </table:table-cell>
          <table:table-cell office:value-type="float" office:value="101.5450283182" calcext:value-type="float">
            <text:p>101.5450283182</text:p>
          </table:table-cell>
          <table:table-cell office:value-type="float" office:value="290.0621321868" calcext:value-type="float">
            <text:p>290.0621321868</text:p>
          </table:table-cell>
          <table:table-cell office:value-type="float" office:value="0.7450788343" calcext:value-type="float">
            <text:p>0.7450788343</text:p>
          </table:table-cell>
          <table:table-cell table:number-columns-repeated="2"/>
          <table:table-cell table:formula="of:=SUM([.A12]-[.B12])" office:value-type="float" office:value="737.0158660577" calcext:value-type="float">
            <text:p>737.0158660577</text:p>
          </table:table-cell>
          <table:table-cell table:style-name="ce1" table:formula="of:=SUM([.A12]-[.C12])" office:value-type="float" office:value="548.4987621891" calcext:value-type="float">
            <text:p>548.4987621891</text:p>
          </table:table-cell>
          <table:table-cell table:style-name="ce1" table:formula="of:=SUM([.A12]-[.D12])" office:value-type="float" office:value="837.8158155416" calcext:value-type="float">
            <text:p>837.81581554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Gain-calais</text:p>
          </table:table-cell>
          <table:table-cell office:value-type="string" calcext:value-type="string">
            <text:p>Gain-ritter</text:p>
          </table:table-cell>
          <table:table-cell office:value-type="string" calcext:value-type="string">
            <text:p>Gain-stanford</text:p>
          </table:table-cell>
        </table:table-row>
        <table:table-row table:style-name="ro1">
          <table:table-cell table:number-columns-repeated="6"/>
          <table:table-cell table:formula="of:=SUM([.G2]/[.B2])" office:value-type="float" office:value="11.9580923763785" calcext:value-type="float">
            <text:p>11.9580923764</text:p>
          </table:table-cell>
          <table:table-cell table:formula="of:=SUM([.H2]/[.C2])" office:value-type="float" office:value="2.83242213991773" calcext:value-type="float">
            <text:p>2.8324221399</text:p>
          </table:table-cell>
          <table:table-cell table:formula="of:=SUM([.I2]/[.D2])" office:value-type="float" office:value="1378.72692815463" calcext:value-type="float">
            <text:p>1378.7269281546</text:p>
          </table:table-cell>
        </table:table-row>
        <table:table-row table:style-name="ro1">
          <table:table-cell table:number-columns-repeated="6"/>
          <table:table-cell table:formula="of:=SUM([.G3]/[.B3])" office:value-type="float" office:value="11.1910214179132" calcext:value-type="float">
            <text:p>11.1910214179</text:p>
          </table:table-cell>
          <table:table-cell table:formula="of:=SUM([.H3]/[.C3])" office:value-type="float" office:value="2.66156414010733" calcext:value-type="float">
            <text:p>2.6615641401</text:p>
          </table:table-cell>
          <table:table-cell table:formula="of:=SUM([.I3]/[.D3])" office:value-type="float" office:value="1330.59288107116" calcext:value-type="float">
            <text:p>1330.5928810712</text:p>
          </table:table-cell>
        </table:table-row>
        <table:table-row table:style-name="ro1">
          <table:table-cell table:number-columns-repeated="6"/>
          <table:table-cell table:formula="of:=SUM([.G4]/[.B4])" office:value-type="float" office:value="10.5207668605938" calcext:value-type="float">
            <text:p>10.5207668606</text:p>
          </table:table-cell>
          <table:table-cell table:formula="of:=SUM([.H4]/[.C4])" office:value-type="float" office:value="2.4631675198664" calcext:value-type="float">
            <text:p>2.4631675199</text:p>
          </table:table-cell>
          <table:table-cell table:formula="of:=SUM([.I4]/[.D4])" office:value-type="float" office:value="1327.52449908722" calcext:value-type="float">
            <text:p>1327.5244990872</text:p>
          </table:table-cell>
        </table:table-row>
        <table:table-row table:style-name="ro1">
          <table:table-cell table:number-columns-repeated="6"/>
          <table:table-cell table:formula="of:=SUM([.G5]/[.B5])" office:value-type="float" office:value="10.2564979574888" calcext:value-type="float">
            <text:p>10.2564979575</text:p>
          </table:table-cell>
          <table:table-cell table:formula="of:=SUM([.H5]/[.C5])" office:value-type="float" office:value="2.32295433922025" calcext:value-type="float">
            <text:p>2.3229543392</text:p>
          </table:table-cell>
          <table:table-cell table:formula="of:=SUM([.I5]/[.D5])" office:value-type="float" office:value="1313.15709344499" calcext:value-type="float">
            <text:p>1313.157093445</text:p>
          </table:table-cell>
        </table:table-row>
        <table:table-row table:style-name="ro1">
          <table:table-cell table:number-columns-repeated="6"/>
          <table:table-cell table:formula="of:=SUM([.G6]/[.B6])" office:value-type="float" office:value="10.6103371048417" calcext:value-type="float">
            <text:p>10.6103371048</text:p>
          </table:table-cell>
          <table:table-cell table:formula="of:=SUM([.H6]/[.C6])" office:value-type="float" office:value="2.27503282249087" calcext:value-type="float">
            <text:p>2.2750328225</text:p>
          </table:table-cell>
          <table:table-cell table:formula="of:=SUM([.I6]/[.D6])" office:value-type="float" office:value="1315.63809608139" calcext:value-type="float">
            <text:p>1315.6380960814</text:p>
          </table:table-cell>
        </table:table-row>
        <table:table-row table:style-name="ro1">
          <table:table-cell table:number-columns-repeated="6"/>
          <table:table-cell table:formula="of:=SUM([.G7]/[.B7])" office:value-type="float" office:value="9.73078633126966" calcext:value-type="float">
            <text:p>9.7307863313</text:p>
          </table:table-cell>
          <table:table-cell table:formula="of:=SUM([.H7]/[.C7])" office:value-type="float" office:value="2.21705346424007" calcext:value-type="float">
            <text:p>2.2170534642</text:p>
          </table:table-cell>
          <table:table-cell table:formula="of:=SUM([.I7]/[.D7])" office:value-type="float" office:value="1281.58266822465" calcext:value-type="float">
            <text:p>1281.5826682247</text:p>
          </table:table-cell>
        </table:table-row>
        <table:table-row table:style-name="ro1">
          <table:table-cell table:number-columns-repeated="6"/>
          <table:table-cell table:formula="of:=SUM([.G8]/[.B8])" office:value-type="float" office:value="9.00661651624677" calcext:value-type="float">
            <text:p>9.0066165162</text:p>
          </table:table-cell>
          <table:table-cell table:formula="of:=SUM([.H8]/[.C8])" office:value-type="float" office:value="2.14384935178328" calcext:value-type="float">
            <text:p>2.1438493518</text:p>
          </table:table-cell>
          <table:table-cell table:formula="of:=SUM([.I8]/[.D8])" office:value-type="float" office:value="1245.6324951258" calcext:value-type="float">
            <text:p>1245.6324951258</text:p>
          </table:table-cell>
        </table:table-row>
        <table:table-row table:style-name="ro1">
          <table:table-cell table:number-columns-repeated="6"/>
          <table:table-cell table:formula="of:=SUM([.G9]/[.B9])" office:value-type="float" office:value="8.34479634013815" calcext:value-type="float">
            <text:p>8.3447963401</text:p>
          </table:table-cell>
          <table:table-cell table:formula="of:=SUM([.H9]/[.C9])" office:value-type="float" office:value="2.06346818208617" calcext:value-type="float">
            <text:p>2.0634681821</text:p>
          </table:table-cell>
          <table:table-cell table:formula="of:=SUM([.I9]/[.D9])" office:value-type="float" office:value="1210.15290178532" calcext:value-type="float">
            <text:p>1210.1529017853</text:p>
          </table:table-cell>
        </table:table-row>
        <table:table-row table:style-name="ro1">
          <table:table-cell table:number-columns-repeated="6"/>
          <table:table-cell table:formula="of:=SUM([.G10]/[.B10])" office:value-type="float" office:value="7.79573150196981" calcext:value-type="float">
            <text:p>7.795731502</text:p>
          </table:table-cell>
          <table:table-cell table:formula="of:=SUM([.H10]/[.C10])" office:value-type="float" office:value="1.98918309842016" calcext:value-type="float">
            <text:p>1.9891830984</text:p>
          </table:table-cell>
          <table:table-cell table:formula="of:=SUM([.I10]/[.D10])" office:value-type="float" office:value="1167.7720319706" calcext:value-type="float">
            <text:p>1167.7720319706</text:p>
          </table:table-cell>
        </table:table-row>
        <table:table-row table:style-name="ro1">
          <table:table-cell table:number-columns-repeated="6"/>
          <table:table-cell table:formula="of:=SUM([.G11]/[.B11])" office:value-type="float" office:value="7.41397250839224" calcext:value-type="float">
            <text:p>7.4139725084</text:p>
          </table:table-cell>
          <table:table-cell table:formula="of:=SUM([.H11]/[.C11])" office:value-type="float" office:value="1.92696403922973" calcext:value-type="float">
            <text:p>1.9269640392</text:p>
          </table:table-cell>
          <table:table-cell table:formula="of:=SUM([.I11]/[.D11])" office:value-type="float" office:value="1138.1097196935" calcext:value-type="float">
            <text:p>1138.1097196935</text:p>
          </table:table-cell>
        </table:table-row>
        <table:table-row table:style-name="ro1">
          <table:table-cell table:number-columns-repeated="6"/>
          <table:table-cell table:formula="of:=SUM([.G12]/[.B12])" office:value-type="float" office:value="7.2580201932506" calcext:value-type="float">
            <text:p>7.2580201933</text:p>
          </table:table-cell>
          <table:table-cell table:formula="of:=SUM([.H12]/[.C12])" office:value-type="float" office:value="1.89096990377174" calcext:value-type="float">
            <text:p>1.8909699038</text:p>
          </table:table-cell>
          <table:table-cell table:formula="of:=SUM([.I12]/[.D12])" office:value-type="float" office:value="1124.46599872714" calcext:value-type="float">
            <text:p>1124.46599872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alais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sentenceGain-av</text:p>
          </table:table-cell>
        </table:table-row>
        <table:table-row table:style-name="ro1">
          <table:table-cell table:number-columns-repeated="6"/>
          <table:table-cell table:formula="of:=SUM([.G15:.G25])/11" office:value-type="float" office:value="9.46242173713485" calcext:value-type="float">
            <text:p>9.4624217371</text:p>
          </table:table-cell>
          <table:table-cell table:formula="of:=SUM([.H15:.H25])/11" office:value-type="float" office:value="2.25332990919398" calcext:value-type="float">
            <text:p>2.2533299092</text:p>
          </table:table-cell>
          <table:table-cell table:style-name="ce1" table:formula="of:=SUM([.I15:.I25])/11" office:value-type="float" office:value="1257.57775576058" calcext:value-type="float">
            <text:p>1257.5777557606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our system cand_thro</text:p>
          </table:table-cell>
          <table:table-cell office:value-type="string" calcext:value-type="string">
            <text:p>calais cand_thro</text:p>
          </table:table-cell>
          <table:table-cell office:value-type="string" calcext:value-type="string">
            <text:p>ritter cand thro</text:p>
          </table:table-cell>
          <table:table-cell office:value-type="string" calcext:value-type="string">
            <text:p>stanford cand thro</text:p>
          </table:table-cell>
          <table:table-cell table:number-columns-repeated="2"/>
          <table:table-cell office:value-type="string" calcext:value-type="string">
            <text:p>Our-calais</text:p>
          </table:table-cell>
          <table:table-cell office:value-type="string" calcext:value-type="string">
            <text:p>Our-ritter</text:p>
          </table:table-cell>
          <table:table-cell office:value-type="string" calcext:value-type="string">
            <text:p>Our-stanford</text:p>
          </table:table-cell>
        </table:table-row>
        <table:table-row table:style-name="ro1">
          <table:table-cell office:value-type="float" office:value="1126.3322818224" calcext:value-type="float">
            <text:p>1126.3322818224</text:p>
          </table:table-cell>
          <table:table-cell office:value-type="float" office:value="62.7163088052" calcext:value-type="float">
            <text:p>62.7163088052</text:p>
          </table:table-cell>
          <table:table-cell office:value-type="float" office:value="246.5864401214" calcext:value-type="float">
            <text:p>246.5864401214</text:p>
          </table:table-cell>
          <table:table-cell office:value-type="float" office:value="0.6079677158" calcext:value-type="float">
            <text:p>0.6079677158</text:p>
          </table:table-cell>
          <table:table-cell table:number-columns-repeated="2"/>
          <table:table-cell table:formula="of:=SUM([.A35]-[.B35])" office:value-type="float" office:value="1063.6159730172" calcext:value-type="float">
            <text:p>1063.6159730172</text:p>
          </table:table-cell>
          <table:table-cell table:style-name="ce1" table:formula="of:=SUM([.A35]-[.C35])" office:value-type="float" office:value="879.745841701" calcext:value-type="float">
            <text:p>879.745841701</text:p>
          </table:table-cell>
          <table:table-cell table:style-name="ce1" table:formula="of:=SUM([.A35]-[.D35])" office:value-type="float" office:value="1125.7243141066" calcext:value-type="float">
            <text:p>1125.7243141066</text:p>
          </table:table-cell>
        </table:table-row>
        <table:table-row table:style-name="ro1">
          <table:table-cell office:value-type="float" office:value="958.1404466066" calcext:value-type="float">
            <text:p>958.1404466066</text:p>
          </table:table-cell>
          <table:table-cell office:value-type="float" office:value="57.2848160185" calcext:value-type="float">
            <text:p>57.2848160185</text:p>
          </table:table-cell>
          <table:table-cell office:value-type="float" office:value="222.1348208823" calcext:value-type="float">
            <text:p>222.1348208823</text:p>
          </table:table-cell>
          <table:table-cell office:value-type="float" office:value="0.5429530813" calcext:value-type="float">
            <text:p>0.5429530813</text:p>
          </table:table-cell>
          <table:table-cell table:number-columns-repeated="2"/>
          <table:table-cell table:formula="of:=SUM([.A36]-[.B36])" office:value-type="float" office:value="900.8556305881" calcext:value-type="float">
            <text:p>900.8556305881</text:p>
          </table:table-cell>
          <table:table-cell table:style-name="ce1" table:formula="of:=SUM([.A36]-[.C36])" office:value-type="float" office:value="736.0056257243" calcext:value-type="float">
            <text:p>736.0056257243</text:p>
          </table:table-cell>
          <table:table-cell table:style-name="ce1" table:formula="of:=SUM([.A36]-[.D36])" office:value-type="float" office:value="957.5974935253" calcext:value-type="float">
            <text:p>957.5974935253</text:p>
          </table:table-cell>
        </table:table-row>
        <table:table-row table:style-name="ro1">
          <table:table-cell office:value-type="float" office:value="853.3159010131" calcext:value-type="float">
            <text:p>853.3159010131</text:p>
          </table:table-cell>
          <table:table-cell office:value-type="float" office:value="55.5015980127" calcext:value-type="float">
            <text:p>55.5015980127</text:p>
          </table:table-cell>
          <table:table-cell office:value-type="float" office:value="221.1447836517" calcext:value-type="float">
            <text:p>221.1447836517</text:p>
          </table:table-cell>
          <table:table-cell office:value-type="float" office:value="0.448010302" calcext:value-type="float">
            <text:p>0.448010302</text:p>
          </table:table-cell>
          <table:table-cell table:number-columns-repeated="2"/>
          <table:table-cell table:formula="of:=SUM([.A37]-[.B37])" office:value-type="float" office:value="797.8143030004" calcext:value-type="float">
            <text:p>797.8143030004</text:p>
          </table:table-cell>
          <table:table-cell table:style-name="ce1" table:formula="of:=SUM([.A37]-[.C37])" office:value-type="float" office:value="632.1711173614" calcext:value-type="float">
            <text:p>632.1711173614</text:p>
          </table:table-cell>
          <table:table-cell table:style-name="ce1" table:formula="of:=SUM([.A37]-[.D37])" office:value-type="float" office:value="852.8678907111" calcext:value-type="float">
            <text:p>852.8678907111</text:p>
          </table:table-cell>
        </table:table-row>
        <table:table-row table:style-name="ro1">
          <table:table-cell office:value-type="float" office:value="835.7372111007" calcext:value-type="float">
            <text:p>835.7372111007</text:p>
          </table:table-cell>
          <table:table-cell office:value-type="float" office:value="50.6254109385" calcext:value-type="float">
            <text:p>50.6254109385</text:p>
          </table:table-cell>
          <table:table-cell office:value-type="float" office:value="221.1936121679" calcext:value-type="float">
            <text:p>221.1936121679</text:p>
          </table:table-cell>
          <table:table-cell office:value-type="float" office:value="0.4126238887" calcext:value-type="float">
            <text:p>0.4126238887</text:p>
          </table:table-cell>
          <table:table-cell table:number-columns-repeated="2"/>
          <table:table-cell table:formula="of:=SUM([.A38]-[.B38])" office:value-type="float" office:value="785.1118001622" calcext:value-type="float">
            <text:p>785.1118001622</text:p>
          </table:table-cell>
          <table:table-cell table:style-name="ce1" table:formula="of:=SUM([.A38]-[.C38])" office:value-type="float" office:value="614.5435989328" calcext:value-type="float">
            <text:p>614.5435989328</text:p>
          </table:table-cell>
          <table:table-cell table:style-name="ce1" table:formula="of:=SUM([.A38]-[.D38])" office:value-type="float" office:value="835.324587212" calcext:value-type="float">
            <text:p>835.324587212</text:p>
          </table:table-cell>
        </table:table-row>
        <table:table-row table:style-name="ro1">
          <table:table-cell office:value-type="float" office:value="770.4920114716" calcext:value-type="float">
            <text:p>770.4920114716</text:p>
          </table:table-cell>
          <table:table-cell office:value-type="float" office:value="46.609644083" calcext:value-type="float">
            <text:p>46.609644083</text:p>
          </table:table-cell>
          <table:table-cell office:value-type="float" office:value="207.8910770056" calcext:value-type="float">
            <text:p>207.8910770056</text:p>
          </table:table-cell>
          <table:table-cell office:value-type="float" office:value="0.372648492" calcext:value-type="float">
            <text:p>0.372648492</text:p>
          </table:table-cell>
          <table:table-cell table:number-columns-repeated="2"/>
          <table:table-cell table:formula="of:=SUM([.A39]-[.B39])" office:value-type="float" office:value="723.8823673886" calcext:value-type="float">
            <text:p>723.8823673886</text:p>
          </table:table-cell>
          <table:table-cell table:style-name="ce1" table:formula="of:=SUM([.A39]-[.C39])" office:value-type="float" office:value="562.600934466" calcext:value-type="float">
            <text:p>562.600934466</text:p>
          </table:table-cell>
          <table:table-cell table:style-name="ce1" table:formula="of:=SUM([.A39]-[.D39])" office:value-type="float" office:value="770.1193629796" calcext:value-type="float">
            <text:p>770.1193629796</text:p>
          </table:table-cell>
        </table:table-row>
        <table:table-row table:style-name="ro1">
          <table:table-cell office:value-type="float" office:value="747.1900792419" calcext:value-type="float">
            <text:p>747.1900792419</text:p>
          </table:table-cell>
          <table:table-cell office:value-type="float" office:value="44.5478540794" calcext:value-type="float">
            <text:p>44.5478540794</text:p>
          </table:table-cell>
          <table:table-cell office:value-type="float" office:value="203.4615073984" calcext:value-type="float">
            <text:p>203.4615073984</text:p>
          </table:table-cell>
          <table:table-cell office:value-type="float" office:value="0.3759523934" calcext:value-type="float">
            <text:p>0.3759523934</text:p>
          </table:table-cell>
          <table:table-cell table:number-columns-repeated="2"/>
          <table:table-cell table:formula="of:=SUM([.A40]-[.B40])" office:value-type="float" office:value="702.6422251625" calcext:value-type="float">
            <text:p>702.6422251625</text:p>
          </table:table-cell>
          <table:table-cell table:style-name="ce1" table:formula="of:=SUM([.A40]-[.C40])" office:value-type="float" office:value="543.7285718435" calcext:value-type="float">
            <text:p>543.7285718435</text:p>
          </table:table-cell>
          <table:table-cell table:style-name="ce1" table:formula="of:=SUM([.A40]-[.D40])" office:value-type="float" office:value="746.8141268485" calcext:value-type="float">
            <text:p>746.8141268485</text:p>
          </table:table-cell>
        </table:table-row>
        <table:table-row table:style-name="ro1">
          <table:table-cell office:value-type="float" office:value="760.7222558938" calcext:value-type="float">
            <text:p>760.7222558938</text:p>
          </table:table-cell>
          <table:table-cell office:value-type="float" office:value="43.7548633233" calcext:value-type="float">
            <text:p>43.7548633233</text:p>
          </table:table-cell>
          <table:table-cell office:value-type="float" office:value="208.5523298916" calcext:value-type="float">
            <text:p>208.5523298916</text:p>
          </table:table-cell>
          <table:table-cell office:value-type="float" office:value="0.3875743132" calcext:value-type="float">
            <text:p>0.3875743132</text:p>
          </table:table-cell>
          <table:table-cell table:number-columns-repeated="2"/>
          <table:table-cell table:formula="of:=SUM([.A41]-[.B41])" office:value-type="float" office:value="716.9673925705" calcext:value-type="float">
            <text:p>716.9673925705</text:p>
          </table:table-cell>
          <table:table-cell table:style-name="ce1" table:formula="of:=SUM([.A41]-[.C41])" office:value-type="float" office:value="552.1699260022" calcext:value-type="float">
            <text:p>552.1699260022</text:p>
          </table:table-cell>
          <table:table-cell table:style-name="ce1" table:formula="of:=SUM([.A41]-[.D41])" office:value-type="float" office:value="760.3346815806" calcext:value-type="float">
            <text:p>760.3346815806</text:p>
          </table:table-cell>
        </table:table-row>
        <table:table-row table:style-name="ro1">
          <table:table-cell office:value-type="float" office:value="771.8006909649" calcext:value-type="float">
            <text:p>771.8006909649</text:p>
          </table:table-cell>
          <table:table-cell office:value-type="float" office:value="44.7345889811" calcext:value-type="float">
            <text:p>44.7345889811</text:p>
          </table:table-cell>
          <table:table-cell office:value-type="float" office:value="216.102775894" calcext:value-type="float">
            <text:p>216.102775894</text:p>
          </table:table-cell>
          <table:table-cell office:value-type="float" office:value="0.404436624" calcext:value-type="float">
            <text:p>0.404436624</text:p>
          </table:table-cell>
          <table:table-cell table:number-columns-repeated="2"/>
          <table:table-cell table:formula="of:=SUM([.A42]-[.B42])" office:value-type="float" office:value="727.0661019838" calcext:value-type="float">
            <text:p>727.0661019838</text:p>
          </table:table-cell>
          <table:table-cell table:style-name="ce1" table:formula="of:=SUM([.A42]-[.C42])" office:value-type="float" office:value="555.6979150709" calcext:value-type="float">
            <text:p>555.6979150709</text:p>
          </table:table-cell>
          <table:table-cell table:style-name="ce1" table:formula="of:=SUM([.A42]-[.D42])" office:value-type="float" office:value="771.3962543409" calcext:value-type="float">
            <text:p>771.3962543409</text:p>
          </table:table-cell>
        </table:table-row>
        <table:table-row table:style-name="ro1">
          <table:table-cell office:value-type="float" office:value="767.7461716009" calcext:value-type="float">
            <text:p>767.7461716009</text:p>
          </table:table-cell>
          <table:table-cell office:value-type="float" office:value="45.7837521867" calcext:value-type="float">
            <text:p>45.7837521867</text:p>
          </table:table-cell>
          <table:table-cell office:value-type="float" office:value="217.5802910369" calcext:value-type="float">
            <text:p>217.5802910369</text:p>
          </table:table-cell>
          <table:table-cell office:value-type="float" office:value="0.4147277694" calcext:value-type="float">
            <text:p>0.4147277694</text:p>
          </table:table-cell>
          <table:table-cell table:number-columns-repeated="2"/>
          <table:table-cell table:formula="of:=SUM([.A43]-[.B43])" office:value-type="float" office:value="721.9624194142" calcext:value-type="float">
            <text:p>721.9624194142</text:p>
          </table:table-cell>
          <table:table-cell table:style-name="ce1" table:formula="of:=SUM([.A43]-[.C43])" office:value-type="float" office:value="550.165880564" calcext:value-type="float">
            <text:p>550.165880564</text:p>
          </table:table-cell>
          <table:table-cell table:style-name="ce1" table:formula="of:=SUM([.A43]-[.D43])" office:value-type="float" office:value="767.3314438315" calcext:value-type="float">
            <text:p>767.3314438315</text:p>
          </table:table-cell>
        </table:table-row>
        <table:table-row table:style-name="ro1">
          <table:table-cell office:value-type="float" office:value="763.934412098" calcext:value-type="float">
            <text:p>763.934412098</text:p>
          </table:table-cell>
          <table:table-cell office:value-type="float" office:value="46.9585495297" calcext:value-type="float">
            <text:p>46.9585495297</text:p>
          </table:table-cell>
          <table:table-cell office:value-type="float" office:value="220.6285003371" calcext:value-type="float">
            <text:p>220.6285003371</text:p>
          </table:table-cell>
          <table:table-cell office:value-type="float" office:value="0.4234270353" calcext:value-type="float">
            <text:p>0.4234270353</text:p>
          </table:table-cell>
          <table:table-cell table:number-columns-repeated="2"/>
          <table:table-cell table:formula="of:=SUM([.A44]-[.B44])" office:value-type="float" office:value="716.9758625683" calcext:value-type="float">
            <text:p>716.9758625683</text:p>
          </table:table-cell>
          <table:table-cell table:style-name="ce1" table:formula="of:=SUM([.A44]-[.C44])" office:value-type="float" office:value="543.3059117609" calcext:value-type="float">
            <text:p>543.3059117609</text:p>
          </table:table-cell>
          <table:table-cell table:style-name="ce1" table:formula="of:=SUM([.A44]-[.D44])" office:value-type="float" office:value="763.5109850627" calcext:value-type="float">
            <text:p>763.5109850627</text:p>
          </table:table-cell>
        </table:table-row>
        <table:table-row table:style-name="ro1">
          <table:table-cell office:value-type="float" office:value="759.3073067169" calcext:value-type="float">
            <text:p>759.3073067169</text:p>
          </table:table-cell>
          <table:table-cell office:value-type="float" office:value="47.2156625961" calcext:value-type="float">
            <text:p>47.2156625961</text:p>
          </table:table-cell>
          <table:table-cell office:value-type="float" office:value="221.5740757932" calcext:value-type="float">
            <text:p>221.5740757932</text:p>
          </table:table-cell>
          <table:table-cell office:value-type="float" office:value="0.4254905788" calcext:value-type="float">
            <text:p>0.4254905788</text:p>
          </table:table-cell>
          <table:table-cell table:number-columns-repeated="2"/>
          <table:table-cell table:formula="of:=SUM([.A45]-[.B45])" office:value-type="float" office:value="712.0916441208" calcext:value-type="float">
            <text:p>712.0916441208</text:p>
          </table:table-cell>
          <table:table-cell table:style-name="ce1" table:formula="of:=SUM([.A45]-[.C45])" office:value-type="float" office:value="537.7332309237" calcext:value-type="float">
            <text:p>537.7332309237</text:p>
          </table:table-cell>
          <table:table-cell table:style-name="ce1" table:formula="of:=SUM([.A45]-[.D45])" office:value-type="float" office:value="758.8818161381" calcext:value-type="float">
            <text:p>758.88181613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Gain-calais</text:p>
          </table:table-cell>
          <table:table-cell office:value-type="string" calcext:value-type="string">
            <text:p>Gain-ritter</text:p>
          </table:table-cell>
          <table:table-cell office:value-type="string" calcext:value-type="string">
            <text:p>Gain-stanford</text:p>
          </table:table-cell>
        </table:table-row>
        <table:table-row table:style-name="ro1">
          <table:table-cell table:number-columns-repeated="6"/>
          <table:table-cell table:formula="of:=SUM([.G35]/[.B35])" office:value-type="float" office:value="16.95916091492" calcext:value-type="float">
            <text:p>16.9591609149</text:p>
          </table:table-cell>
          <table:table-cell table:formula="of:=SUM([.H35]/[.C35])" office:value-type="float" office:value="3.56769756385583" calcext:value-type="float">
            <text:p>3.5676975639</text:p>
          </table:table-cell>
          <table:table-cell table:formula="of:=SUM([.I35]/[.D35])" office:value-type="float" office:value="1851.61857258375" calcext:value-type="float">
            <text:p>1851.6185725838</text:p>
          </table:table-cell>
        </table:table-row>
        <table:table-row table:style-name="ro1">
          <table:table-cell table:number-columns-repeated="6"/>
          <table:table-cell table:formula="of:=SUM([.G36]/[.B36])" office:value-type="float" office:value="15.7259059765012" calcext:value-type="float">
            <text:p>15.7259059765</text:p>
          </table:table-cell>
          <table:table-cell table:formula="of:=SUM([.H36]/[.C36])" office:value-type="float" office:value="3.31332846782396" calcext:value-type="float">
            <text:p>3.3133284678</text:p>
          </table:table-cell>
          <table:table-cell table:formula="of:=SUM([.I36]/[.D36])" office:value-type="float" office:value="1763.68368926558" calcext:value-type="float">
            <text:p>1763.6836892656</text:p>
          </table:table-cell>
        </table:table-row>
        <table:table-row table:style-name="ro1">
          <table:table-cell table:number-columns-repeated="6"/>
          <table:table-cell table:formula="of:=SUM([.G37]/[.B37])" office:value-type="float" office:value="14.3746185977896" calcext:value-type="float">
            <text:p>14.3746185978</text:p>
          </table:table-cell>
          <table:table-cell table:formula="of:=SUM([.H37]/[.C37])" office:value-type="float" office:value="2.85863002021816" calcext:value-type="float">
            <text:p>2.8586300202</text:p>
          </table:table-cell>
          <table:table-cell table:formula="of:=SUM([.I37]/[.D37])" office:value-type="float" office:value="1903.67919421438" calcext:value-type="float">
            <text:p>1903.6791942144</text:p>
          </table:table-cell>
        </table:table-row>
        <table:table-row table:style-name="ro1">
          <table:table-cell table:number-columns-repeated="6"/>
          <table:table-cell table:formula="of:=SUM([.G38]/[.B38])" office:value-type="float" office:value="15.5082553525532" calcext:value-type="float">
            <text:p>15.5082553526</text:p>
          </table:table-cell>
          <table:table-cell table:formula="of:=SUM([.H38]/[.C38])" office:value-type="float" office:value="2.77830626711915" calcext:value-type="float">
            <text:p>2.7783062671</text:p>
          </table:table-cell>
          <table:table-cell table:formula="of:=SUM([.I38]/[.D38])" office:value-type="float" office:value="2024.42129524722" calcext:value-type="float">
            <text:p>2024.4212952472</text:p>
          </table:table-cell>
        </table:table-row>
        <table:table-row table:style-name="ro1">
          <table:table-cell table:number-columns-repeated="6"/>
          <table:table-cell table:formula="of:=SUM([.G39]/[.B39])" office:value-type="float" office:value="15.5307422236383" calcext:value-type="float">
            <text:p>15.5307422236</text:p>
          </table:table-cell>
          <table:table-cell table:formula="of:=SUM([.H39]/[.C39])" office:value-type="float" office:value="2.70622935130037" calcext:value-type="float">
            <text:p>2.7062293513</text:p>
          </table:table-cell>
          <table:table-cell table:formula="of:=SUM([.I39]/[.D39])" office:value-type="float" office:value="2066.61070556432" calcext:value-type="float">
            <text:p>2066.6107055643</text:p>
          </table:table-cell>
        </table:table-row>
        <table:table-row table:style-name="ro1">
          <table:table-cell table:number-columns-repeated="6"/>
          <table:table-cell table:formula="of:=SUM([.G40]/[.B40])" office:value-type="float" office:value="15.7727513408422" calcext:value-type="float">
            <text:p>15.7727513408</text:p>
          </table:table-cell>
          <table:table-cell table:formula="of:=SUM([.H40]/[.C40])" office:value-type="float" office:value="2.6723903641332" calcext:value-type="float">
            <text:p>2.6723903641</text:p>
          </table:table-cell>
          <table:table-cell table:formula="of:=SUM([.I40]/[.D40])" office:value-type="float" office:value="1986.45929633414" calcext:value-type="float">
            <text:p>1986.4592963341</text:p>
          </table:table-cell>
        </table:table-row>
        <table:table-row table:style-name="ro1">
          <table:table-cell table:number-columns-repeated="6"/>
          <table:table-cell table:formula="of:=SUM([.G41]/[.B41])" office:value-type="float" office:value="16.38600462017" calcext:value-type="float">
            <text:p>16.3860046202</text:p>
          </table:table-cell>
          <table:table-cell table:formula="of:=SUM([.H41]/[.C41])" office:value-type="float" office:value="2.64763249726917" calcext:value-type="float">
            <text:p>2.6476324973</text:p>
          </table:table-cell>
          <table:table-cell table:formula="of:=SUM([.I41]/[.D41])" office:value-type="float" office:value="1961.77779508376" calcext:value-type="float">
            <text:p>1961.7777950838</text:p>
          </table:table-cell>
        </table:table-row>
        <table:table-row table:style-name="ro1">
          <table:table-cell table:number-columns-repeated="6"/>
          <table:table-cell table:formula="of:=SUM([.G42]/[.B42])" office:value-type="float" office:value="16.2528843685359" calcext:value-type="float">
            <text:p>16.2528843685</text:p>
          </table:table-cell>
          <table:table-cell table:formula="of:=SUM([.H42]/[.C42])" office:value-type="float" office:value="2.57145199904084" calcext:value-type="float">
            <text:p>2.571451999</text:p>
          </table:table-cell>
          <table:table-cell table:formula="of:=SUM([.I42]/[.D42])" office:value-type="float" office:value="1907.33531180129" calcext:value-type="float">
            <text:p>1907.3353118013</text:p>
          </table:table-cell>
        </table:table-row>
        <table:table-row table:style-name="ro1">
          <table:table-cell table:number-columns-repeated="6"/>
          <table:table-cell table:formula="of:=SUM([.G43]/[.B43])" office:value-type="float" office:value="15.7689657341787" calcext:value-type="float">
            <text:p>15.7689657342</text:p>
          </table:table-cell>
          <table:table-cell table:formula="of:=SUM([.H43]/[.C43])" office:value-type="float" office:value="2.52856487112013" calcext:value-type="float">
            <text:p>2.5285648711</text:p>
          </table:table-cell>
          <table:table-cell table:formula="of:=SUM([.I43]/[.D43])" office:value-type="float" office:value="1850.20512357208" calcext:value-type="float">
            <text:p>1850.2051235721</text:p>
          </table:table-cell>
        </table:table-row>
        <table:table-row table:style-name="ro1">
          <table:table-cell table:number-columns-repeated="6"/>
          <table:table-cell table:formula="of:=SUM([.G44]/[.B44])" office:value-type="float" office:value="15.2682710549829" calcext:value-type="float">
            <text:p>15.268271055</text:p>
          </table:table-cell>
          <table:table-cell table:formula="of:=SUM([.H44]/[.C44])" office:value-type="float" office:value="2.46253730107751" calcext:value-type="float">
            <text:p>2.4625373011</text:p>
          </table:table-cell>
          <table:table-cell table:formula="of:=SUM([.I44]/[.D44])" office:value-type="float" office:value="1803.17013655434" calcext:value-type="float">
            <text:p>1803.1701365543</text:p>
          </table:table-cell>
        </table:table-row>
        <table:table-row table:style-name="ro1">
          <table:table-cell table:number-columns-repeated="6"/>
          <table:table-cell table:formula="of:=SUM([.G45]/[.B45])" office:value-type="float" office:value="15.0816827503257" calcext:value-type="float">
            <text:p>15.0816827503</text:p>
          </table:table-cell>
          <table:table-cell table:formula="of:=SUM([.H45]/[.C45])" office:value-type="float" office:value="2.42687791429887" calcext:value-type="float">
            <text:p>2.4268779143</text:p>
          </table:table-cell>
          <table:table-cell table:formula="of:=SUM([.I45]/[.D45])" office:value-type="float" office:value="1783.54552121543" calcext:value-type="float">
            <text:p>1783.545521215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alais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candidateGain-calais</text:p>
          </table:table-cell>
        </table:table-row>
        <table:table-row table:style-name="ro1">
          <table:table-cell table:number-columns-repeated="6"/>
          <table:table-cell table:formula="of:=SUM([.G48:.G58])/11" office:value-type="float" office:value="15.6935675394943" calcext:value-type="float">
            <text:p>15.6935675395</text:p>
          </table:table-cell>
          <table:table-cell table:formula="of:=SUM([.H48:.H58])/11" office:value-type="float" office:value="2.77578605611429" calcext:value-type="float">
            <text:p>2.7757860561</text:p>
          </table:table-cell>
          <table:table-cell table:style-name="ce1" table:formula="of:=SUM([.I48:.I58])/11" office:value-type="float" office:value="1900.22787649421" calcext:value-type="float">
            <text:p>1900.2278764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9:33:47.645715932</meta:creation-date>
    <dc:date>2017-10-30T19:58:53.136280449</dc:date>
    <meta:editing-duration>PT25M5S</meta:editing-duration>
    <meta:editing-cycles>2</meta:editing-cycles>
    <meta:generator>LibreOffice/5.1.6.2$Linux_X86_64 LibreOffice_project/10m0$Build-2</meta:generator>
    <meta:document-statistic meta:table-count="1" meta:cell-count="258" meta:object-count="0"/>
  </office:meta>
</office:document-meta>
</file>